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ba00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ba0000" draw:stroke="solid" draw:stroke-linejoin="miter" fo:margin="1.000000000000000pt" style:wrap="biggest" style:wrap-dynamic-threshold="0.000000000000000pt" svg:fill-rule="evenodd" svg:stroke-color="#000000" svg:stroke-opacity="1" svg:stroke-width="2.344890020000000pt"/>
    </style:style>
    <style:style style:name="gr5" style:family="graphic">
      <style:graphic-properties draw:fill="none" draw:stroke="solid" draw:stroke-linejoin="miter" fo:margin="1.000000000000000pt" style:wrap="biggest" style:wrap-dynamic-threshold="0.000000000000000pt" svg:fill-rule="nonzero" svg:stroke-color="#ba0000" svg:stroke-opacity="1" svg:stroke-width="2.34489002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48" draw:layer="" svg:width="142.85654400000pt" svg:height="100.00000000000pt"/>
          <draw:g draw:style-name="gr1" draw:id="shape3" draw:name="g694" svg:y="20.58065834761pt">
            <draw:g draw:style-name="gr1" draw:id="shape4" draw:name="g669" svg:y="0.00000000000pt">
              <draw:path draw:style-name="gr3" draw:id="shape5" draw:name="path573" draw:layer="" svg:width="93.19238655172pt" svg:height="165.20275952289pt" draw:transform="matrix(0.16798946000 0.00000000000 0.00000000000 0.16798946000 60.61831053719pt 20.58065834761pt)" svg:viewBox="0 0 93 165" svg:d="M52.3035 165.203C52.3035 165.203 -7.77454 139.424 0.846365 72.6225C9.19178 40.468 23.9326 18.5712 50.6338 6.65276C63.1499 2.77172 75.9455 1.10853 89.0174 0C85.5867 3.2338 82.7133 6.46761 81.2302 10.533C78.3552 17.8322 80.4878 24.8545 84.2885 31.876C89.1095 40.0068 91.9821 48.4145 92.9102 59.317C94.6713 74.6544 88.0893 89.4388 75.9439 98.4012C68.248 104.315 59.1634 106.347 51.7453 113.091C45.9978 118.728 42.475 124.365 41.1768 134.158C40.991 152.822 46.0915 155.409 52.3035 165.203Z" koffice:nodeTypes="ccccccccccc"/>
              <draw:path draw:style-name="gr4" draw:id="shape6" draw:name="path574" draw:layer="" svg:width="0.00000000000pt" svg:height="0.27760000000pt" draw:transform="matrix(0.16798946000 0.00000000000 0.00000000000 0.16798946000 67.48180388301pt 32.07718503217pt)" svg:viewBox="0 0 0 0" svg:d="M0 0.2776C0 0.1856 0 0.092 0 0" koffice:nodeTypes="cc"/>
              <draw:path draw:style-name="gr5" draw:id="shape7" draw:name="path575" draw:layer="" svg:width="17.37013436805pt" svg:height="89.86085382400pt" draw:transform="matrix(0.16798946000 0.00000000000 0.00000000000 0.16798946000 65.23221650608pt 32.12381890626pt)" svg:viewBox="0 0 17 90" svg:d="M17.3701 89.8609C-6.22342 69.2232 -4.15891 17.3074 13.8169 0" koffice:nodeTypes="cc"/>
              <draw:path draw:style-name="gr2" draw:id="shape8" draw:name="polygon638" draw:layer="" svg:width="148.52847091892pt" svg:height="141.02220087376pt" draw:transform="matrix(0.02279079406 -0.00515456171 0.00453320230 0.02168542341 67.20712977875pt 28.80987306959pt)" svg:viewBox="0 0 149 141" svg:d="M120.155 141.022L74.2594 107.672L28.3593 141.014L45.949 87.1341L0 53.8579L56.7659 53.9091L74.2682 0L91.7618 53.9115L148.528 53.8707L102.574 87.1389Z" koffice:nodeTypes="ccccccccccc"/>
            </draw:g>
            <draw:g draw:style-name="gr1" draw:id="shape9" draw:name="g674" svg:y="14.21326634610pt">
              <draw:path draw:style-name="gr3" draw:id="shape10" draw:name="path675" draw:layer="" svg:width="93.19238655172pt" svg:height="165.20275952289pt" draw:transform="matrix(0.04922359961 0.16061606662 -0.16061606662 0.04922359961 94.27868462789pt 31.11157250154pt)" svg:viewBox="0 0 93 165" svg:d="M52.3035 165.203C52.3035 165.203 -7.77454 139.424 0.846365 72.6225C9.19178 40.468 23.9326 18.5712 50.6338 6.65276C63.1499 2.77172 75.9455 1.10853 89.0174 0C85.5867 3.2338 82.7133 6.46761 81.2302 10.533C78.3552 17.8322 80.4878 24.8545 84.2885 31.876C89.1095 40.0068 91.9821 48.4145 92.9102 59.317C94.6713 74.6544 88.0893 89.4388 75.9439 98.4012C68.248 104.315 59.1634 106.347 51.7453 113.091C45.9978 118.728 42.475 124.365 41.1768 134.158C40.991 152.822 46.0915 155.409 52.3035 165.203Z" koffice:nodeTypes="ccccccccccc"/>
              <draw:path draw:style-name="gr4" draw:id="shape11" draw:name="path676" draw:layer="" svg:width="0.00000000000pt" svg:height="0.27760000000pt" draw:transform="matrix(0.04922359961 0.16061606662 -0.16061606662 0.04922359961 85.29787685879pt 41.04247966043pt)" svg:viewBox="0 0 0 0" svg:d="M0 0.2776C0 0.1856 0 0.092 0 0" koffice:nodeTypes="cc"/>
              <draw:path draw:style-name="gr5" draw:id="shape12" draw:name="path677" draw:layer="" svg:width="17.37013436805pt" svg:height="89.86085382400pt" draw:transform="matrix(0.04922359961 0.16061606662 -0.16061606662 0.04922359961 84.59412474386pt 38.90529564390pt)" svg:viewBox="0 0 17 90" svg:d="M17.3701 89.8609C-6.22342 69.2232 -4.15891 17.3074 13.8169 0" koffice:nodeTypes="cc"/>
              <draw:path draw:style-name="gr2" draw:id="shape13" draw:name="polygon678" draw:layer="" svg:width="148.52847091892pt" svg:height="141.02220087376pt" draw:transform="matrix(0.01160638500 0.02028009147 -0.01940530600 0.01068840701 88.34129605738pt 39.82248686993pt)" svg:viewBox="0 0 149 141" svg:d="M120.155 141.022L74.2594 107.672L28.3593 141.014L45.949 87.1341L0 53.8579L56.7659 53.9091L74.2682 0L91.7618 53.9115L148.528 53.8707L102.574 87.1389Z" koffice:nodeTypes="ccccccccccc"/>
            </draw:g>
            <draw:g draw:style-name="gr1" draw:id="shape14" draw:name="g679" svg:y="27.68135419546pt">
              <draw:path draw:style-name="gr3" draw:id="shape15" draw:name="path680" draw:layer="" svg:width="93.19238655172pt" svg:height="165.20275952289pt" draw:transform="matrix(-0.13666698524 0.09768637496 -0.09768637496 -0.13666698524 94.31844125318pt 65.97055132636pt)" svg:viewBox="0 0 93 165" svg:d="M52.3035 165.203C52.3035 165.203 -7.77454 139.424 0.846365 72.6225C9.19178 40.468 23.9326 18.5712 50.6338 6.65276C63.1499 2.77172 75.9455 1.10853 89.0174 0C85.5867 3.2338 82.7133 6.46761 81.2302 10.533C78.3552 17.8322 80.4878 24.8545 84.2885 31.876C89.1095 40.0068 91.9821 48.4145 92.9102 59.317C94.6713 74.6544 88.0893 89.4388 75.9439 98.4012C68.248 104.315 59.1634 106.347 51.7453 113.091C45.9978 118.728 42.475 124.365 41.1768 134.158C40.991 152.822 46.0915 155.409 52.3035 165.203Z" koffice:nodeTypes="ccccccccccc"/>
              <draw:path draw:style-name="gr4" draw:id="shape16" draw:name="path681" draw:layer="" svg:width="0.00000000000pt" svg:height="0.27760000000pt" draw:transform="matrix(-0.13666698524 0.09768637496 -0.09768637496 -0.13666698524 82.04941580250pt 60.60875149584pt)" svg:viewBox="0 0 0 0" svg:d="M0 0.2776C0 0.1856 0 0.092 0 0" koffice:nodeTypes="cc"/>
              <draw:path draw:style-name="gr5" draw:id="shape17" draw:name="path682" draw:layer="" svg:width="17.37013436805pt" svg:height="89.86085382400pt" draw:transform="matrix(-0.13666698524 0.09768637496 -0.09768637496 -0.13666698524 83.85243862738pt 59.26267093229pt)" svg:viewBox="0 0 17 90" svg:d="M17.3701 89.8609C-6.22342 69.2232 -4.15891 17.3074 13.8169 0" koffice:nodeTypes="cc"/>
              <draw:path draw:style-name="gr2" draw:id="shape18" draw:name="polygon683" draw:layer="" svg:width="148.52847091892pt" svg:height="141.02220087376pt" draw:transform="matrix(-0.01554394345 0.01744638303 -0.01629810283 -0.01500599705 84.17282725482pt 63.10713299079pt)" svg:viewBox="0 0 149 141" svg:d="M120.155 141.022L74.2594 107.672L28.3593 141.014L45.949 87.1341L0 53.8579L56.7659 53.9091L74.2682 0L91.7618 53.9115L148.528 53.8707L102.574 87.1389Z" koffice:nodeTypes="ccccccccccc"/>
            </draw:g>
            <draw:g draw:style-name="gr1" draw:id="shape19" draw:name="g684" svg:y="29.01588304501pt">
              <draw:path draw:style-name="gr3" draw:id="shape20" draw:name="path685" draw:layer="" svg:width="93.19238655172pt" svg:height="165.20275952289pt" draw:transform="matrix(-0.13213513357 -0.10373399552 0.10373399552 -0.13213513357 60.49057938190pt 76.85128244902pt)" svg:viewBox="0 0 93 165" svg:d="M52.3035 165.203C52.3035 165.203 -7.77454 139.424 0.846365 72.6225C9.19178 40.468 23.9326 18.5712 50.6338 6.65276C63.1499 2.77172 75.9455 1.10853 89.0174 0C85.5867 3.2338 82.7133 6.46761 81.2302 10.533C78.3552 17.8322 80.4878 24.8545 84.2885 31.876C89.1095 40.0068 91.9821 48.4145 92.9102 59.317C94.6713 74.6544 88.0893 89.4388 75.9439 98.4012C68.248 104.315 59.1634 106.347 51.7453 113.091C45.9978 118.728 42.475 124.365 41.1768 134.158C40.991 152.822 46.0915 155.409 52.3035 165.203Z" koffice:nodeTypes="ccccccccccc"/>
              <draw:path draw:style-name="gr4" draw:id="shape21" draw:name="path686" draw:layer="" svg:width="0.00000000000pt" svg:height="0.27760000000pt" draw:transform="matrix(-0.13213513357 -0.10373399552 0.10373399552 -0.13213513357 62.19111486516pt 63.57025471628pt)" svg:viewBox="0 0 0 0" svg:d="M0 0.2776C0 0.1856 0 0.092 0 0" koffice:nodeTypes="cc"/>
              <draw:path draw:style-name="gr5" draw:id="shape22" draw:name="path687" draw:layer="" svg:width="17.37013436805pt" svg:height="89.86085382400pt" draw:transform="matrix(-0.13213513357 -0.10373399552 0.10373399552 -0.13213513357 63.98936486621pt 64.92270095722pt)" svg:viewBox="0 0 17 90" svg:d="M17.3701 89.8609C-6.22342 69.2232 -4.15891 17.3074 13.8169 0" koffice:nodeTypes="cc"/>
              <draw:path draw:style-name="gr2" draw:id="shape23" draw:name="polygon688" draw:layer="" svg:width="148.52847091892pt" svg:height="141.02220087376pt" draw:transform="matrix(-0.02110946662 -0.01001897041 0.00982514215 -0.01985632614 60.38958978717pt 66.30982983546pt)" svg:viewBox="0 0 149 141" svg:d="M120.155 141.022L74.2594 107.672L28.3593 141.014L45.949 87.1341L0 53.8579L56.7659 53.9091L74.2682 0L91.7618 53.9115L148.528 53.8707L102.574 87.1389Z" koffice:nodeTypes="ccccccccccc"/>
            </draw:g>
            <draw:g draw:style-name="gr1" draw:id="shape24" draw:name="g689" svg:y="13.97817580161pt">
              <draw:path draw:style-name="gr3" draw:id="shape25" draw:name="path690" draw:layer="" svg:width="93.19238655172pt" svg:height="165.20275952289pt" draw:transform="matrix(0.05393704788 -0.15909492206 0.15909492206 0.05393704788 40.41174052878pt 48.72105471461pt)" svg:viewBox="0 0 93 165" svg:d="M52.3035 165.203C52.3035 165.203 -7.77454 139.424 0.846365 72.6225C9.19178 40.468 23.9326 18.5712 50.6338 6.65276C63.1499 2.77172 75.9455 1.10853 89.0174 0C85.5867 3.2338 82.7133 6.46761 81.2302 10.533C78.3552 17.8322 80.4878 24.8545 84.2885 31.876C89.1095 40.0068 91.9821 48.4145 92.9102 59.317C94.6713 74.6544 88.0893 89.4388 75.9439 98.4012C68.248 104.315 59.1634 106.347 51.7453 113.091C45.9978 118.728 42.475 124.365 41.1768 134.158C40.991 152.822 46.0915 155.409 52.3035 165.203Z" koffice:nodeTypes="ccccccccccc"/>
              <draw:path draw:style-name="gr4" draw:id="shape26" draw:name="path691" draw:layer="" svg:width="0.00000000000pt" svg:height="0.27760000000pt" draw:transform="matrix(0.05393704788 -0.15909492206 0.15909492206 0.05393704788 53.50324987749pt 45.91219855969pt)" svg:viewBox="0 0 0 0" svg:d="M0 0.2776C0 0.1856 0 0.092 0 0" koffice:nodeTypes="cc"/>
              <draw:path draw:style-name="gr5" draw:id="shape27" draw:name="path692" draw:layer="" svg:width="17.37013436805pt" svg:height="89.86085382400pt" draw:transform="matrix(0.05393704788 -0.15909492206 0.15909492206 0.05393704788 52.82513061039pt 48.05764995826pt)" svg:viewBox="0 0 17 90" svg:d="M17.3701 89.8609C-6.22342 69.2232 -4.15891 17.3074 13.8169 0" koffice:nodeTypes="cc"/>
              <draw:path draw:style-name="gr2" draw:id="shape28" draw:name="polygon693" draw:layer="" svg:width="148.52847091892pt" svg:height="141.02220087376pt" draw:transform="matrix(0.00243588828 -0.02323908563 0.02199273869 0.00266944280 50.32074156804pt 45.12328057307pt)" svg:viewBox="0 0 149 141" svg:d="M120.155 141.022L74.2594 107.672L28.3593 141.014L45.949 87.1341L0 53.8579L56.7659 53.9091L74.2682 0L91.7618 53.9115L148.528 53.8707L102.574 87.1389Z" koffice:nodeTypes="ccccccccccc"/>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1:39</dc:date>
    <meta:creation-date>2011-05-22T06:11:11</meta:creation-date>
    <dc:creator>Yue Liu</dc:creator>
  </office:meta>
</office:document-meta>
</file>